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CharStream.read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D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CharStream.refi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astCharStream.backup(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Suffix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FastCharStream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harStream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